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helvectiva" svg:font-family="helvectiva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rsid="0000ce87" officeooo:paragraph-rsid="0000ce87"/>
    </style:style>
    <style:style style:name="P2" style:family="paragraph" style:parent-style-name="Standard">
      <style:paragraph-properties fo:text-align="start" style:justify-single-word="false"/>
      <style:text-properties officeooo:rsid="0000ce87" officeooo:paragraph-rsid="0000ce87"/>
    </style:style>
    <style:style style:name="P3" style:family="paragraph" style:parent-style-name="Standard">
      <style:paragraph-properties fo:text-align="center" style:justify-single-word="false"/>
      <style:text-properties style:font-name="Ubuntu" fo:font-size="14pt" style:text-underline-style="solid" style:text-underline-width="auto" style:text-underline-color="font-color" officeooo:rsid="0000ce87" officeooo:paragraph-rsid="0000ce87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Ubuntu" fo:font-size="14pt" fo:font-style="normal" style:text-underline-style="none" fo:font-weight="normal" officeooo:rsid="0000ce87" officeooo:paragraph-rsid="0000ce87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Ubuntu" fo:font-size="13pt" style:text-underline-style="solid" style:text-underline-width="auto" style:text-underline-color="font-color" officeooo:rsid="0000ce87" officeooo:paragraph-rsid="0000ce87" style:font-size-asian="11.3500003814697pt" style:font-size-complex="13pt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00ce87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00d5d7" officeooo:paragraph-rsid="0000d5d7"/>
    </style:style>
    <style:style style:name="P8" style:family="paragraph" style:parent-style-name="Standard">
      <style:paragraph-properties fo:text-align="start" style:justify-single-word="false"/>
      <style:text-properties officeooo:rsid="0000d5d7" officeooo:paragraph-rsid="0000d5d7"/>
    </style:style>
    <style:style style:name="T1" style:family="text">
      <style:text-properties style:font-name="Ubuntu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style:font-name="Ubuntu" fo:font-size="14pt" fo:font-style="normal" style:text-underline-style="none" fo:font-weight="normal" officeooo:rsid="0000ce87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color="#800000" style:font-name="Ubuntu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0000" style:font-name="Ubuntu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ff3333" style:font-name="Ubuntu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cure and Verifiable Outsourcing of Large-Scale Biometric Computations.</text:p>
      <text:p text:style-name="P3"/>
      <text:list xml:id="list5981592652176500958" text:style-name="L1">
        <text:list-item>
          <text:p text:style-name="P6"><text:span text:style-name="T2">Client has computing ability proportional to the size of the input data.</text:span></text:p>
        </text:list-item>
        <text:list-item>
          <text:p text:style-name="P1"><text:span text:style-name="T1">High probability verification of server's computation.</text:span></text:p>
        </text:list-item>
        <text:list-item>
          <text:p text:style-name="P1"><text:span text:style-name="T1">Server computation is a multiparty distributed secure computation.</text:span></text:p>
        </text:list-item>
        <text:list-item>
          <text:p text:style-name="P1"><text:span text:style-name="T1">Distance computation via different norms.</text:span></text:p>
        </text:list-item>
        <text:list-item>
          <text:p text:style-name="P1"><text:span text:style-name="T1">Verification of distance computation ??</text:span></text:p>
        </text:list-item>
        <text:list-item>
          <text:p text:style-name="P1"><text:span text:style-name="T1">“Computing frequencies <text:s/>and Distance Calculation“ is the basic operation, as it can be used to obtain all statistical information.</text:span></text:p>
        </text:list-item>
        <text:list-item>
          <text:p text:style-name="P1"><text:span text:style-name="T1">Server is not trusted, as it can skip certain tasks and submit wrong results.</text:span></text:p>
        </text:list-item>
        <text:list-item>
          <text:p text:style-name="P1"><text:span text:style-name="T1">But, cannot learn anything about the data as it is encrypted.</text:span></text:p>
        </text:list-item>
        <text:list-item>
          <text:p text:style-name="P1"><text:span text:style-name="T1">Basic idea of verification :</text:span></text:p>
          <text:p text:style-name="P6"><text:span text:style-name="T2"><text:s/>Adding fake items and verifying the computation on fake items.</text:span></text:p>
          <text:p text:style-name="P1"><text:span text:style-name="T1"><text:s/>Randomising the real and fake data items consistently to allow trivial cheating.</text:span></text:p>
        </text:list-item>
        <text:list-item>
          <text:p text:style-name="P1"><text:span text:style-name="T1">Server cannot distinguish between fake and real items as they are encrypted.</text:span></text:p>
        </text:list-item>
        <text:list-item>
          <text:p text:style-name="P1"><text:span text:style-name="T1">Clients verification protocol is based on the expected values of the interaction of fake and real items.</text:span></text:p>
        </text:list-item>
        <text:list-item>
          <text:p text:style-name="P1"><text:span text:style-name="T1">Greater number of units the client verifies, higher the probability of correctness.</text:span></text:p>
        </text:list-item>
        <text:list-item>
          <text:p text:style-name="P7"><text:span text:style-name="T1">Client precomputes somethings to facilitate verification.</text:span></text:p>
        </text:list-item>
      </text:list>
      <text:p text:style-name="P2"><text:span text:style-name="T1"/></text:p>
      <text:p text:style-name="P2"><text:span text:style-name="T1">“</text:span><text:span text:style-name="T5">Add redundancy and randomise and send</text:span><text:span text:style-name="T1">” <text:s/>--&gt; Can you do this for graphs ??</text:span></text:p>
      <text:p text:style-name="P2"><text:span text:style-name="T1">i.e. </text:span><text:span text:style-name="T5">Verfication of certain properties of graphs.</text:span></text:p>
      <text:p text:style-name="P2"><text:span text:style-name="T5"/></text:p>
      <text:p text:style-name="P8"><text:span text:style-name="T5">Involve an helpful advisor and do the verification??</text:span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list xml:id="list140832573918585" text:continue-numbering="true" text:style-name="L1">
        <text:list-header>
          <text:p text:style-name="P1"><text:span text:style-name="T1"/></text:p>
        </text:list-header>
      </text:list>
      <text:p text:style-name="P4"/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helvectiva" svg:font-family="helvectiva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6T13:47:54.391696096</meta:creation-date>
    <dc:date>2014-08-06T14:08:31.096040141</dc:date>
    <meta:editing-duration>PT3M55S</meta:editing-duration>
    <meta:editing-cycles>1</meta:editing-cycles>
    <meta:document-statistic meta:table-count="0" meta:image-count="0" meta:object-count="0" meta:page-count="1" meta:paragraph-count="20" meta:word-count="208" meta:character-count="1295" meta:non-whitespace-character-count="1119"/>
    <meta:generator>LibreOffice/4.1.3.2$Linux_X86_64 LibreOffice_project/410m0$Build-2</meta:generator>
  </office:meta>
</office:document-meta>
</file>